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4f62" officeooo:paragraph-rsid="00104f6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04f62" officeooo:paragraph-rsid="00104f6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3c8cc" officeooo:paragraph-rsid="00116c2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ae9a" officeooo:paragraph-rsid="0011ae9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d877f" officeooo:paragraph-rsid="00104f62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3c8cc" officeooo:paragraph-rsid="00116c23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753f" officeooo:paragraph-rsid="00104f62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0faa8" officeooo:paragraph-rsid="0011ae9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acede" officeooo:paragraph-rsid="00104f6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2e088" officeooo:paragraph-rsid="00104f62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728aa" officeooo:paragraph-rsid="00104f6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281a" officeooo:paragraph-rsid="00104f6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16c23" officeooo:paragraph-rsid="00116c2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1ae9a" officeooo:paragraph-rsid="0011ae9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176e9" officeooo:paragraph-rsid="0011ae9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3c8cc" officeooo:paragraph-rsid="00116c23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cdafb" officeooo:paragraph-rsid="00154ee6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0753f" officeooo:paragraph-rsid="00104f62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d877f" officeooo:paragraph-rsid="00104f62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54ee6" officeooo:paragraph-rsid="00154ee6" style:font-style-asian="normal" style:font-weight-asian="bold" style:font-style-complex="normal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fo:font-weight="bold" officeooo:rsid="00104f62" officeooo:paragraph-rsid="001ac15a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04f62" officeooo:paragraph-rsid="00104f62" style:font-weight-asian="bold" style:font-weight-complex="bold"/>
    </style:style>
    <style:style style:name="P23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22e088" officeooo:paragraph-rsid="00104f62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104f62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16d15f"/>
    </style:style>
    <style:style style:name="P26" style:family="paragraph" style:parent-style-name="Standard" style:list-style-name="L2">
      <style:paragraph-properties fo:text-align="justify" style:justify-single-word="false"/>
      <style:text-properties officeooo:paragraph-rsid="00104f62"/>
    </style:style>
    <style:style style:name="P27" style:family="paragraph" style:parent-style-name="Standard" style:list-style-name="L3">
      <style:paragraph-properties fo:text-align="justify" style:justify-single-word="false"/>
      <style:text-properties officeooo:paragraph-rsid="00104f62"/>
    </style:style>
    <style:style style:name="P28" style:family="paragraph" style:parent-style-name="Standard" style:list-style-name="L3">
      <style:paragraph-properties fo:text-align="justify" style:justify-single-word="false"/>
      <style:text-properties officeooo:paragraph-rsid="00180e77"/>
    </style:style>
    <style:style style:name="P29" style:family="paragraph" style:parent-style-name="Standard" style:list-style-name="L3">
      <style:paragraph-properties fo:text-align="justify" style:justify-single-word="false"/>
      <style:text-properties officeooo:paragraph-rsid="00154ee6"/>
    </style:style>
    <style:style style:name="P30" style:family="paragraph" style:parent-style-name="Standard" style:list-style-name="L4">
      <style:paragraph-properties fo:text-align="justify" style:justify-single-word="false"/>
      <style:text-properties officeooo:paragraph-rsid="00104f62"/>
    </style:style>
    <style:style style:name="P31" style:family="paragraph" style:parent-style-name="Standard" style:list-style-name="L5">
      <style:paragraph-properties fo:text-align="justify" style:justify-single-word="false"/>
      <style:text-properties officeooo:paragraph-rsid="0011ae9a"/>
    </style:style>
    <style:style style:name="P32" style:family="paragraph" style:parent-style-name="Standard" style:list-style-name="L7">
      <style:paragraph-properties fo:text-align="justify" style:justify-single-word="false"/>
      <style:text-properties officeooo:paragraph-rsid="001ac15a"/>
    </style:style>
    <style:style style:name="P33" style:family="paragraph" style:parent-style-name="Standard" style:list-style-name="L7">
      <style:paragraph-properties fo:text-align="justify" style:justify-single-word="false"/>
      <style:text-properties officeooo:paragraph-rsid="001c85d4"/>
    </style:style>
    <style:style style:name="P34" style:family="paragraph" style:parent-style-name="Standard" style:list-style-name="L2">
      <style:paragraph-properties fo:text-align="justify" style:justify-single-word="false"/>
      <style:text-properties fo:font-style="normal" style:text-underline-style="none" fo:font-weight="normal" officeooo:rsid="004acede" officeooo:paragraph-rsid="00104f62" style:font-style-asian="normal" style:font-weight-asian="normal" style:font-style-complex="normal" style:font-weight-complex="normal"/>
    </style:style>
    <style:style style:name="P35" style:family="paragraph" style:parent-style-name="Standard" style:list-style-name="L5">
      <style:paragraph-properties fo:text-align="justify" style:justify-single-word="false"/>
      <style:text-properties fo:font-style="normal" style:text-underline-style="none" fo:font-weight="normal" officeooo:rsid="00505e99" officeooo:paragraph-rsid="0011ae9a" style:font-style-asian="normal" style:font-weight-asian="normal" style:font-style-complex="normal" style:font-weight-complex="normal"/>
    </style:style>
    <style:style style:name="P36" style:family="paragraph" style:parent-style-name="Standard" style:list-style-name="L5">
      <style:paragraph-properties fo:text-align="justify" style:justify-single-word="false"/>
      <style:text-properties fo:font-style="normal" style:text-underline-style="none" fo:font-weight="normal" officeooo:rsid="0050faa8" officeooo:paragraph-rsid="0011ae9a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6e319" officeooo:paragraph-rsid="0011ae9a" style:font-style-asian="normal" style:font-weight-asian="normal" style:font-style-complex="normal" style:font-weight-complex="normal"/>
    </style:style>
    <style:style style:name="P38" style:family="paragraph" style:parent-style-name="Standard" style:list-style-name="L6">
      <style:paragraph-properties fo:text-align="justify" style:justify-single-word="false"/>
      <style:text-properties fo:font-style="normal" style:text-underline-style="none" fo:font-weight="normal" officeooo:rsid="006cdafb" officeooo:paragraph-rsid="00154ee6" style:font-style-asian="normal" style:font-weight-asian="normal" style:font-style-complex="normal" style:font-weight-complex="normal"/>
    </style:style>
    <style:style style:name="P39" style:family="paragraph" style:parent-style-name="Standard" style:list-style-name="L5">
      <style:paragraph-properties fo:text-align="justify" style:justify-single-word="false"/>
      <style:text-properties fo:font-style="normal" style:text-underline-style="none" fo:font-weight="bold" officeooo:rsid="0052bfc5" officeooo:paragraph-rsid="0011ae9a" style:font-style-asian="normal" style:font-weight-asian="bold" style:font-style-complex="normal" style:font-weight-complex="bold"/>
    </style:style>
    <style:style style:name="P40" style:family="paragraph" style:parent-style-name="Standard" style:list-style-name="L3">
      <style:paragraph-properties fo:text-align="justify" style:justify-single-word="false"/>
      <style:text-properties style:font-name="Liberation Serif" officeooo:paragraph-rsid="00180e77"/>
    </style:style>
    <style:style style:name="P41" style:family="paragraph" style:parent-style-name="Standard" style:list-style-name="L3">
      <style:paragraph-properties fo:text-align="justify" style:justify-single-word="false"/>
      <style:text-properties officeooo:rsid="0072008b" officeooo:paragraph-rsid="00104f62"/>
    </style:style>
    <style:style style:name="P42" style:family="paragraph" style:parent-style-name="Standard" style:list-style-name="L3">
      <style:paragraph-properties fo:text-align="justify" style:justify-single-word="false"/>
      <style:text-properties fo:font-weight="bold" officeooo:rsid="00116c23" officeooo:paragraph-rsid="00116c23" style:font-weight-asian="bold" style:font-weight-complex="bold"/>
    </style:style>
    <style:style style:name="P43" style:family="paragraph" style:parent-style-name="Standard" style:list-style-name="L4">
      <style:paragraph-properties fo:text-align="justify" style:justify-single-word="false"/>
      <style:text-properties fo:font-weight="bold" officeooo:rsid="00116c23" officeooo:paragraph-rsid="00116c23" style:font-weight-asian="bold" style:font-weight-complex="bold"/>
    </style:style>
    <style:style style:name="P44" style:family="paragraph" style:parent-style-name="Standard" style:list-style-name="L5">
      <style:paragraph-properties fo:text-align="justify" style:justify-single-word="false"/>
      <style:text-properties fo:font-weight="bold" officeooo:rsid="00505e99" officeooo:paragraph-rsid="0011ae9a" style:font-weight-asian="bold" style:font-weight-complex="bold"/>
    </style:style>
    <style:style style:name="P45" style:family="paragraph" style:parent-style-name="Standard" style:list-style-name="L5">
      <style:paragraph-properties fo:text-align="justify" style:justify-single-word="false"/>
      <style:text-properties fo:font-weight="bold" officeooo:rsid="0050faa8" officeooo:paragraph-rsid="0011ae9a" style:font-weight-asian="bold" style:font-weight-complex="bold"/>
    </style:style>
    <style:style style:name="P46" style:family="paragraph" style:parent-style-name="Standard" style:list-style-name="L5">
      <style:paragraph-properties fo:text-align="justify" style:justify-single-word="false"/>
      <style:text-properties fo:font-weight="bold" officeooo:rsid="005176e9" officeooo:paragraph-rsid="0011ae9a" style:font-weight-asian="bold" style:font-weight-complex="bold"/>
    </style:style>
    <style:style style:name="P47" style:family="paragraph" style:parent-style-name="Standard" style:list-style-name="L7">
      <style:paragraph-properties fo:text-align="justify" style:justify-single-word="false"/>
      <style:text-properties style:text-underline-style="none" officeooo:paragraph-rsid="001ac15a"/>
    </style:style>
    <style:style style:name="P48" style:family="paragraph" style:parent-style-name="Standard" style:list-style-name="L7">
      <style:paragraph-properties fo:text-align="justify" style:justify-single-word="false"/>
      <style:text-properties style:text-underline-style="none" officeooo:paragraph-rsid="001c85d4"/>
    </style:style>
    <style:style style:name="P49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33c8cc" officeooo:paragraph-rsid="00116c23" style:font-style-asian="italic" style:font-weight-asian="bold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8c21bf" style:font-weight-asian="normal" style:font-weight-complex="normal"/>
    </style:style>
    <style:style style:name="T4" style:family="text">
      <style:text-properties style:text-underline-style="none" fo:font-weight="bold" officeooo:rsid="008c21b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6e319" style:font-weight-asian="normal" style:font-weight-complex="normal"/>
    </style:style>
    <style:style style:name="T7" style:family="text">
      <style:text-properties fo:font-weight="normal" officeooo:rsid="008c21bf" style:font-weight-asian="normal" style:font-weight-complex="normal"/>
    </style:style>
    <style:style style:name="T8" style:family="text">
      <style:text-properties fo:font-weight="normal" officeooo:rsid="008d1ea8" style:font-weight-asian="normal" style:font-weight-complex="normal"/>
    </style:style>
    <style:style style:name="T9" style:family="text">
      <style:text-properties fo:font-weight="normal" officeooo:rsid="00635f1c" style:font-weight-asian="normal" style:font-weight-complex="normal"/>
    </style:style>
    <style:style style:name="T10" style:family="text">
      <style:text-properties fo:font-weight="normal" officeooo:rsid="008812ac" style:font-weight-asian="normal" style:font-weight-complex="normal"/>
    </style:style>
    <style:style style:name="T11" style:family="text">
      <style:text-properties fo:font-weight="normal" officeooo:rsid="00895620" style:font-weight-asian="normal" style:font-weight-complex="normal"/>
    </style:style>
    <style:style style:name="T12" style:family="text">
      <style:text-properties fo:font-weight="normal" officeooo:rsid="008ae6b5" style:font-weight-asian="normal" style:font-weight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9abc5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ba704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293fad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d877f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42d0a6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42d7c6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495aae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339fe9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3f7ead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3db37a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7372fa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20753f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2a281a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da921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2728aa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2b8cbc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22e088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3ceb29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2ca4e3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2f843f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104f62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116c23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33f7a6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4bf010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589775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4c158f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50faa8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11ae9a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5176e9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52bfc5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544dab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1408d3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7985dc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16d15f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180e77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bold" officeooo:rsid="0019abc5" style:font-style-asian="normal" style:font-weight-asian="bold" style:font-style-complex="normal" style:font-weight-complex="bold"/>
    </style:style>
    <style:style style:name="T50" style:family="text">
      <style:text-properties fo:font-style="normal" style:text-underline-style="none" fo:font-weight="bold" officeooo:rsid="00339fe9" style:font-style-asian="normal" style:font-weight-asian="bold" style:font-style-complex="normal" style:font-weight-complex="bold"/>
    </style:style>
    <style:style style:name="T51" style:family="text">
      <style:text-properties fo:font-style="normal" style:text-underline-style="none" fo:font-weight="bold" officeooo:rsid="003db37a" style:font-style-asian="normal" style:font-weight-asian="bold" style:font-style-complex="normal" style:font-weight-complex="bold"/>
    </style:style>
    <style:style style:name="T52" style:family="text">
      <style:text-properties fo:font-style="normal" style:text-underline-style="none" fo:font-weight="bold" officeooo:rsid="003f7ead" style:font-style-asian="normal" style:font-weight-asian="bold" style:font-style-complex="normal" style:font-weight-complex="bold"/>
    </style:style>
    <style:style style:name="T53" style:family="text">
      <style:text-properties fo:font-style="normal" style:text-underline-style="none" fo:font-weight="bold" officeooo:rsid="007372fa" style:font-style-asian="normal" style:font-weight-asian="bold" style:font-style-complex="normal" style:font-weight-complex="bold"/>
    </style:style>
    <style:style style:name="T54" style:family="text">
      <style:text-properties fo:font-style="normal" style:text-underline-style="none" fo:font-weight="bold" officeooo:rsid="001d877f" style:font-style-asian="normal" style:font-weight-asian="bold" style:font-style-complex="normal" style:font-weight-complex="bold"/>
    </style:style>
    <style:style style:name="T55" style:family="text">
      <style:text-properties fo:font-style="normal" style:text-underline-style="none" fo:font-weight="bold" officeooo:rsid="002728aa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none" fo:font-weight="bold" officeooo:rsid="002b8cbc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fo:font-weight="bold" officeooo:rsid="002f843f" style:font-style-asian="normal" style:font-weight-asian="bold" style:font-style-complex="normal" style:font-weight-complex="bold"/>
    </style:style>
    <style:style style:name="T58" style:family="text">
      <style:text-properties fo:font-style="normal" style:text-underline-style="none" fo:font-weight="bold" officeooo:rsid="00116c23" style:font-style-asian="normal" style:font-weight-asian="bold" style:font-style-complex="normal" style:font-weight-complex="bold"/>
    </style:style>
    <style:style style:name="T59" style:family="text">
      <style:text-properties fo:font-style="normal" style:text-underline-style="none" fo:font-weight="bold" officeooo:rsid="004bf010" style:font-style-asian="normal" style:font-weight-asian="bold" style:font-style-complex="normal" style:font-weight-complex="bold"/>
    </style:style>
    <style:style style:name="T60" style:family="text">
      <style:text-properties fo:font-style="normal" style:text-underline-style="none" fo:font-weight="bold" officeooo:rsid="00505e99" style:font-style-asian="normal" style:font-weight-asian="bold" style:font-style-complex="normal" style:font-weight-complex="bold"/>
    </style:style>
    <style:style style:name="T61" style:family="text">
      <style:text-properties fo:font-style="normal" style:text-underline-style="none" fo:font-weight="bold" officeooo:rsid="00589775" style:font-style-asian="normal" style:font-weight-asian="bold" style:font-style-complex="normal" style:font-weight-complex="bold"/>
    </style:style>
    <style:style style:name="T62" style:family="text">
      <style:text-properties fo:font-style="normal" style:text-underline-style="none" fo:font-weight="bold" officeooo:rsid="0011ae9a" style:font-style-asian="normal" style:font-weight-asian="bold" style:font-style-complex="normal" style:font-weight-complex="bold"/>
    </style:style>
    <style:style style:name="T63" style:family="text">
      <style:text-properties fo:font-style="normal" style:text-underline-style="none" fo:font-weight="bold" officeooo:rsid="0050faa8" style:font-style-asian="normal" style:font-weight-asian="bold" style:font-style-complex="normal" style:font-weight-complex="bold"/>
    </style:style>
    <style:style style:name="T64" style:family="text">
      <style:text-properties fo:font-style="normal" style:text-underline-style="none" fo:font-weight="bold" officeooo:rsid="0052bfc5" style:font-style-asian="normal" style:font-weight-asian="bold" style:font-style-complex="normal" style:font-weight-complex="bold"/>
    </style:style>
    <style:style style:name="T65" style:family="text">
      <style:text-properties fo:font-style="normal" style:text-underline-style="none" fo:font-weight="bold" officeooo:rsid="00544dab" style:font-style-asian="normal" style:font-weight-asian="bold" style:font-style-complex="normal" style:font-weight-complex="bold"/>
    </style:style>
    <style:style style:name="T66" style:family="text">
      <style:text-properties fo:font-style="normal" style:text-underline-style="none" fo:font-weight="bold" officeooo:rsid="001408d3" style:font-style-asian="normal" style:font-weight-asian="bold" style:font-style-complex="normal" style:font-weight-complex="bold"/>
    </style:style>
    <style:style style:name="T67" style:family="text">
      <style:text-properties fo:font-style="normal" style:text-underline-style="none" fo:font-weight="bold" officeooo:rsid="0016d15f" style:font-style-asian="normal" style:font-weight-asian="bold" style:font-style-complex="normal" style:font-weight-complex="bold"/>
    </style:style>
    <style:style style:name="T68" style:family="text">
      <style:text-properties fo:font-style="normal" style:text-underline-style="none" style:font-style-asian="normal" style:font-style-complex="normal"/>
    </style:style>
    <style:style style:name="T69" style:family="text">
      <style:text-properties fo:font-style="normal" style:text-underline-style="none" officeooo:rsid="00104f62" style:font-style-asian="normal" style:font-style-complex="normal"/>
    </style:style>
    <style:style style:name="T70" style:family="text">
      <style:text-properties fo:font-style="normal" style:text-underline-style="none" officeooo:rsid="007372fa" style:font-style-asian="normal" style:font-style-complex="normal"/>
    </style:style>
    <style:style style:name="T71" style:family="text">
      <style:text-properties fo:font-style="normal" style:text-underline-style="none" officeooo:rsid="0033f7a6" style:font-style-asian="normal" style:font-style-complex="normal"/>
    </style:style>
    <style:style style:name="T72" style:family="text">
      <style:text-properties fo:font-style="normal" style:text-underline-style="none" officeooo:rsid="004c158f" style:font-style-asian="normal" style:font-style-complex="normal"/>
    </style:style>
    <style:style style:name="T73" style:family="text">
      <style:text-properties fo:font-style="normal" style:text-underline-style="none" officeooo:rsid="005176e9" style:font-style-asian="normal" style:font-style-complex="normal"/>
    </style:style>
    <style:style style:name="T74" style:family="text">
      <style:text-properties fo:font-style="normal" style:text-underline-style="none" officeooo:rsid="00589775" style:font-style-asian="normal" style:font-style-complex="normal"/>
    </style:style>
    <style:style style:name="T75" style:family="text">
      <style:text-properties fo:font-style="normal" style:text-underline-style="none" officeooo:rsid="0011ae9a" style:font-style-asian="normal" style:font-style-complex="normal"/>
    </style:style>
    <style:style style:name="T7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solid" style:text-underline-width="auto" style:text-underline-color="font-color" fo:font-weight="normal" officeooo:rsid="0050faa8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solid" style:text-underline-width="auto" style:text-underline-color="font-color" fo:font-weight="normal" officeooo:rsid="0011ae9a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1ba704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202d8e" style:font-style-asian="normal" style:font-weight-asian="bold" style:font-style-complex="normal" style:font-weight-complex="bold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italic"/>
    </style:style>
    <style:style style:name="T8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6" style:family="text">
      <style:text-properties officeooo:rsid="0011ae9a"/>
    </style:style>
    <style:style style:name="T87" style:family="text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88" style:family="text">
      <style:text-properties fo:font-size="12pt" fo:font-style="normal" style:text-underline-style="none" fo:font-weight="normal" officeooo:rsid="00180e77" style:font-style-asian="normal" style:font-weight-asian="normal" style:font-style-complex="normal" style:font-weight-complex="normal"/>
    </style:style>
    <style:style style:name="T89" style:family="text"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90" style:family="text">
      <style:text-properties style:font-name="Liberation Serif" fo:font-style="normal" style:text-underline-style="none" fo:font-weight="normal" officeooo:rsid="0072008b" style:font-style-asian="normal" style:font-weight-asian="normal" style:font-style-complex="normal" style:font-weight-complex="normal"/>
    </style:style>
    <style:style style:name="T91" style:family="text">
      <style:text-properties style:font-name="Liberation Serif" fo:font-style="normal" style:text-underline-style="none" fo:font-weight="normal" officeooo:rsid="007985dc" style:font-style-asian="normal" style:font-weight-asian="normal" style:font-style-complex="normal" style:font-weight-complex="normal"/>
    </style:style>
    <style:style style:name="T92" style:family="text">
      <style:text-properties style:font-name="Liberation Serif" fo:font-style="normal" style:text-underline-style="none" fo:font-weight="normal" officeooo:rsid="00154ee6" style:font-style-asian="normal" style:font-weight-asian="normal" style:font-style-complex="normal" style:font-weight-complex="normal"/>
    </style:style>
    <style:style style:name="T93" style:family="text">
      <style:text-properties style:font-name="Liberation Serif" fo:font-style="normal" style:text-underline-style="none" fo:font-weight="bold" officeooo:rsid="006cdafb" style:font-style-asian="normal" style:font-weight-asian="bold" style:font-style-complex="normal" style:font-weight-complex="bold"/>
    </style:style>
    <style:style style:name="T94" style:family="text">
      <style:text-properties style:font-name="Liberation Serif" fo:font-style="normal" style:text-underline-style="none" fo:font-weight="bold" officeooo:rsid="0072008b" style:font-style-asian="normal" style:font-weight-asian="bold" style:font-style-complex="normal" style:font-weight-complex="bold"/>
    </style:style>
    <style:style style:name="T95" style:family="text">
      <style:text-properties officeooo:rsid="0005ddf3"/>
    </style:style>
    <style:style style:name="T96" style:family="text">
      <style:text-properties fo:font-weight="bold" officeooo:rsid="0005ddf3" style:font-weight-asian="bold" style:font-weight-complex="bold"/>
    </style:style>
    <style:style style:name="T97" style:family="text">
      <style:text-properties fo:font-weight="bold" officeooo:rsid="000794a8" style:font-weight-asian="bold" style:font-weight-complex="bold"/>
    </style:style>
    <style:style style:name="T98" style:family="text">
      <style:text-properties fo:font-weight="bold" officeooo:rsid="00635f1c" style:font-weight-asian="bold" style:font-weight-complex="bold"/>
    </style:style>
    <style:style style:name="T99" style:family="text">
      <style:text-properties fo:font-weight="bold" officeooo:rsid="008812ac" style:font-weight-asian="bold" style:font-weight-complex="bold"/>
    </style:style>
    <style:style style:name="T100" style:family="text">
      <style:text-properties fo:font-weight="bold" officeooo:rsid="00895620" style:font-weight-asian="bold" style:font-weight-complex="bold"/>
    </style:style>
    <style:style style:name="T101" style:family="text">
      <style:text-properties fo:font-weight="bold" officeooo:rsid="008c21bf" style:font-weight-asian="bold" style:font-weight-complex="bold"/>
    </style:style>
    <style:style style:name="T102" style:family="text">
      <style:text-properties officeooo:rsid="000794a8"/>
    </style:style>
    <style:style style:name="T103" style:family="text">
      <style:text-properties style:text-underline-style="solid" style:text-underline-width="auto" style:text-underline-color="font-color"/>
    </style:style>
    <style:style style:name="T104" style:family="text">
      <style:text-properties style:text-underline-style="solid" style:text-underline-width="auto" style:text-underline-color="font-color" officeooo:rsid="0005ddf3"/>
    </style:style>
    <style:style style:name="T105" style:family="text">
      <style:text-properties style:text-underline-style="solid" style:text-underline-width="auto" style:text-underline-color="font-color" officeooo:rsid="000794a8"/>
    </style:style>
    <style:style style:name="T106" style:family="text">
      <style:text-properties style:text-underline-style="solid" style:text-underline-width="auto" style:text-underline-color="font-color" officeooo:rsid="001ac15a"/>
    </style:style>
    <style:style style:name="T107" style:family="text">
      <style:text-properties style:text-underline-style="solid" style:text-underline-width="auto" style:text-underline-color="font-color" fo:font-weight="normal" officeooo:rsid="008c21bf" style:font-weight-asian="normal" style:font-weight-complex="normal"/>
    </style:style>
    <style:style style:name="T108" style:family="text">
      <style:text-properties style:text-underline-style="solid" style:text-underline-width="auto" style:text-underline-color="font-color" fo:font-weight="normal" officeooo:rsid="008d1ea8" style:font-weight-asian="normal" style:font-weight-complex="normal"/>
    </style:style>
    <style:style style:name="T109" style:family="text">
      <style:text-properties style:text-underline-style="solid" style:text-underline-width="auto" style:text-underline-color="font-color" fo:font-weight="bold" officeooo:rsid="008c21b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– FICHE</text:p>
      <text:p text:style-name="P1"/>
      <text:p text:style-name="P2">vocabulaire général</text:p>
      <text:list xml:id="list1106684085" text:style-name="L7">
        <text:list-item>
          <text:p text:style-name="P32"><text:span text:style-name="T96">modèle</text:span><text:span text:style-name="T95"> </text:span><text:span text:style-name="T96">CRUD</text:span><text:span text:style-name="T95"> (</text:span><text:span text:style-name="T84">create</text:span>, <text:span text:style-name="T84">read</text:span>, <text:span text:style-name="T84">update</text:span>, <text:span text:style-name="T84">delete</text:span>) (parfois appelé SCRUD avec un "S" pour <text:span text:style-name="T84">search</text:span>) désigne les quatre opérations de base pour la persistance des données, en particulier le stockage d'informations en base de données.</text:p>
        </text:list-item>
        <text:list-item>
          <text:p text:style-name="P32"><text:span text:style-name="T97">modèle entité-relation</text:span><text:span text:style-name="T102"> : modèle de BDD basé sur :</text:span></text:p>
          <text:list>
            <text:list-item>
              <text:p text:style-name="P32"><text:span text:style-name="T104">entity </text:span><text:span text:style-name="T95">: </text:span><text:span text:style-name="T102">concept concret ou abstrait à représenter (cinéaste, film…)</text:span></text:p>
            </text:list-item>
            <text:list-item>
              <text:p text:style-name="P32"><text:span text:style-name="T104">relation </text:span><text:span text:style-name="T95">: </text:span><text:span text:style-name="T102">tous les éléments du modèle permettant de faire du lien entre 2 tables : clé secondaire, table de relation</text:span></text:p>
            </text:list-item>
            <text:list-item>
              <text:p text:style-name="P32"><text:span text:style-name="T105">attribut </text:span><text:span text:style-name="T102">: donnée élémentaire caractérisant une entité (tldr : info sur une entité)</text:span></text:p>
            </text:list-item>
            <text:list-item>
              <text:p text:style-name="P32"><text:span text:style-name="T105">identifiant/clé</text:span><text:span text:style-name="T102"> : attribut d’une entité permettant d’identifier cette entité</text:span></text:p>
              <text:list>
                <text:list-item>
                  <text:p text:style-name="P32"><text:span text:style-name="T95">primary key : identifiant unique principal d’une donnée</text:span></text:p>
                </text:list-item>
                <text:list-item>
                  <text:p text:style-name="P32"><text:span text:style-name="T95">secondary key : identifiant d’une autre donnée pour faire le renvoi d’une donnée principale (réalisateur) à des données liées (films qu’iel a réalisé)</text:span></text:p>
                </text:list-item>
              </text:list>
            </text:list-item>
            <text:list-item>
              <text:p text:style-name="P32"><text:span text:style-name="T105">occurrence </text:span><text:span text:style-name="T102">: élément particulier d’une entité ou d’une relation (si on a une entité réalisateur, chaque occurrence est un.e réalisateurice différent.e)</text:span></text:p>
            </text:list-item>
          </text:list>
        </text:list-item>
        <text:list-item>
          <text:p text:style-name="P32"><text:span text:style-name="T98">parser </text:span><text:span text:style-name="T9">: interpréter la syntaxe spécifique d’un langage pour pouvoir interagir avec un contenu</text:span></text:p>
        </text:list-item>
        <text:list-item>
          <text:p text:style-name="P32"><text:span text:style-name="T99">arité </text:span><text:span text:style-name="T10">: le nombre d’arguments que prend une fonction ; dans notre cas, le nombre de tables directement mises en lien dans une base de données</text:span></text:p>
        </text:list-item>
        <text:list-item>
          <text:p text:style-name="P32"><text:span text:style-name="T100">cardinalité </text:span><text:span text:style-name="T11">: nombre minimum et maximum de possibilités de lien dans la relation entre 2 objets </text:span></text:p>
          <text:list>
            <text:list-item>
              <text:p text:style-name="P32"><text:span text:style-name="T11">un architecte peut construire entre 0 et n églises &lt;=&gt; cardinalité de (0,n)</text:span></text:p>
            </text:list-item>
            <text:list-item>
              <text:p text:style-name="P32"><text:span text:style-name="T12">la cardinalité va dans les 2 sens d’une relation (un architecte réalise entre 0 et n églises, une église est réalisée par 0 à n architectes)</text:span></text:p>
            </text:list-item>
            <text:list-item>
              <text:p text:style-name="P33"><text:span text:style-name="T101">cardinalité d’une associatio</text:span><text:span text:style-name="T4">n </text:span><text:span text:style-name="T3">: les 2 maximums de la cardinalité de table A vers table B et table B vers table A</text:span></text:p>
              <text:list>
                <text:list-item>
                  <text:p text:style-name="P48"><text:span text:style-name="T7">cardinalité simple </text:span><text:span text:style-name="T8">(1,n) – le maximum de relation de A à B est de 1, de B à A est n</text:span></text:p>
                </text:list-item>
                <text:list-item>
                  <text:p text:style-name="P48"><text:span text:style-name="T7">cardinalité multiple </text:span><text:span text:style-name="T8">(n,m) – il y a un maximum infini de relations entre A et B</text:span></text:p>
                </text:list-item>
              </text:list>
            </text:list-item>
          </text:list>
        </text:list-item>
      </text:list>
      <text:list xml:id="list2759938018" text:style-name="L1">
        <text:list-item>
          <text:p text:style-name="P21"><text:span text:style-name="T1">attribut </text:span><text:span text:style-name="T2">: une colonne aka un type de données dans une table</text:span></text:p>
        </text:list-item>
        <text:list-item>
          <text:p text:style-name="P24"><text:span text:style-name="T54">les arguments </text:span><text:span text:style-name="T17">: ‘</text:span><text:span text:style-name="T25">birth</text:span><text:span text:style-name="T17">’, ‘1805’… : ce qu’on précise pour une clause</text:span></text:p>
        </text:list-item>
        <text:list-item>
          <text:p text:style-name="P25"><text:span text:style-name="T54">s</text:span><text:span text:style-name="T67">ubselect </text:span><text:span text:style-name="T47">: un select dans un select ; s’écrit comme une requête select, mais entre ‘()’, à l’intérieur de la première requête select</text:span></text:p>
        </text:list-item>
      </text:list>
      <text:p text:style-name="P2"/>
      <text:p text:style-name="P2">commandes <text:span text:style-name="T2">: spécifient l’action à effectuer</text:span></text:p>
      <text:p text:style-name="P7">‘SELECT’, ‘UPDATE’, ‘DELETE’, ‘INSERT INTO’, ‘CREATE DATABASE’, ‘ALTER DATABASE’, ‘CREATE TABLE’, ‘ALTER TABLE’, ‘DROP <text:s/>TABLE’, ‘CREATE INDEX’ ,‘DROP INDEX’</text:p>
      <text:list xml:id="list1725858034" text:style-name="L2">
        <text:list-item>
          <text:p text:style-name="P26"><text:span text:style-name="T49">SELECT </text:span><text:span text:style-name="T14">: lance une requête : quelles données afficher dans la base</text:span></text:p>
        </text:list-item>
        <text:list-item>
          <text:p text:style-name="P34">un attribut = une colonne</text:p>
        </text:list-item>
      </text:list>
      <text:p text:style-name="P9"/>
      <text:p text:style-name="P18">clauses<text:span text:style-name="T5"> </text:span><text:span text:style-name="T2">: spécifient comment traiter une commande</text:span></text:p>
      <text:list xml:id="list2959107456" text:style-name="L3">
        <text:list-item>
          <text:p text:style-name="P27"><text:span text:style-name="T49">FROM </text:span><text:span text:style-name="T23">[nom_de_table]</text:span><text:span text:style-name="T49"> </text:span><text:span text:style-name="T14">: lieu où chercher (table)</text:span></text:p>
        </text:list-item>
        <text:list-item>
          <text:p text:style-name="P27"><text:span text:style-name="T49">WHERE </text:span><text:span text:style-name="T14">: </text:span><text:span text:style-name="T15">clause de sélection</text:span><text:span text:style-name="T14"> :</text:span><text:span text:style-name="T15"> </text:span><text:span text:style-name="T16">filtre</text:span><text:span text:style-name="T15"> les données en fonction de certains critères (opérateurs</text:span><text:span text:style-name="T17">) : </text:span><text:span text:style-name="T18">on trie les </text:span><text:span text:style-name="T19">données</text:span><text:span text:style-name="T18"> en fonction d’opérateurs </text:span><text:span text:style-name="T19">appliqués à certain</text:span><text:span text:style-name="T20">s attributs</text:span></text:p>
        </text:list-item>
        <text:list-item>
          <text:p text:style-name="P27"><text:span text:style-name="T50">ORDER BY </text:span><text:span text:style-name="T21">: réordonner les résultats de la requête en fonction d’un argument</text:span></text:p>
          <text:list>
            <text:list-item>
              <text:p text:style-name="P27"><text:span text:style-name="T23">ORDER BY </text:span><text:span text:style-name="T20">attribut</text:span><text:span text:style-name="T23"> </text:span><text:span text:style-name="T51">ASC </text:span><text:span text:style-name="T23">: par défaut – ordonner les résultats dans l’ordre croissant</text:span></text:p>
            </text:list-item>
            <text:list-item>
              <text:p text:style-name="P27"><text:span text:style-name="T23">ORDER BY </text:span><text:span text:style-name="T20">attribut</text:span><text:span text:style-name="T23"> </text:span><text:span text:style-name="T51">DESC </text:span><text:span text:style-name="T23">: ordonner les résultats dans l’ordre décroissant</text:span></text:p>
            </text:list-item>
          </text:list>
        </text:list-item>
        <text:list-item>
          <text:p text:style-name="P27"><text:span text:style-name="T52">LIMIT</text:span><text:span text:style-name="T22"> [numeral] : limiter le nombre de résultats affichés (LIMIT 4 =&gt; limité à 4)</text:span></text:p>
        </text:list-item>
        <text:list-item>
          <text:p text:style-name="P28"><text:span text:style-name="T52">G</text:span><text:span text:style-name="T66">ROUP BY </text:span><text:span text:style-name="T45">: </text:span></text:p>
          <text:list>
            <text:list-item>
              <text:p text:style-name="P28"><text:soft-page-break/><text:span text:style-name="T48">en anglais : </text:span><text:span text:style-name="T13">optional clause of the SELECT state</text:span><text:span text:style-name="T89">ment that combines rows into groups based on matching values in specified columns. One row is returned for each group.</text:span></text:p>
            </text:list-item>
            <text:list-item>
              <text:p text:style-name="P40"><text:span text:style-name="T88">en français : </text:span><text:span text:style-name="T87">groupe les lignes sélectionnées en se basant sur la valeur de colonnes spécifiées pour chaque ligne et renvoie une seule ligne par groupe.</text:span></text:p>
            </text:list-item>
          </text:list>
        </text:list-item>
        <text:list-item>
          <text:p text:style-name="P29"><text:span text:style-name="T93">H</text:span><text:span text:style-name="T94">AVING</text:span><text:span text:style-name="T90"> : </text:span><text:span text:style-name="T91">agit comme WHERE, mais permet de filtrer les opérations résultant de regroupement (</text:span><text:span text:style-name="T92">permet de </text:span><text:span text:style-name="T91">travailler avec des fonctions</text:span><text:span text:style-name="T46"> d’agrégation ≠ WHERE qui permet de travailler sur des données) ; HAVING doit toujours s’utiliser après GROUP BY </text:span></text:p>
        </text:list-item>
        <text:list-item>
          <text:p text:style-name="P41"><text:span text:style-name="T53">AS </text:span><text:span text:style-name="T24">: alias, clause qui permet de renommer un argument (pour travailler avec les résultats d’une fonction d’agrégation, par exemple)</text:span></text:p>
        </text:list-item>
        <text:list-item>
          <text:p text:style-name="P42"><text:span text:style-name="T70">D</text:span><text:span text:style-name="T68">ISTINCT </text:span><text:span text:style-name="T13">: permet de supprimer les doublons dans le résultat d’une requête ; s’applique à un argument</text:span></text:p>
        </text:list-item>
      </text:list>
      <text:p text:style-name="P19"/>
      <text:p text:style-name="P5"><text:span text:style-name="T80">opérateurs</text:span><text:span text:style-name="T79"> </text:span><text:span text:style-name="T13">: </text:span><text:span text:style-name="T27">les opérateurs servent à comparer/</text:span><text:span text:style-name="T16">traiter</text:span><text:span text:style-name="T27"> plusieurs arguments dans une clause</text:span></text:p>
      <text:list xml:id="list394847170" text:style-name="L4">
        <text:list-item>
          <text:p text:style-name="P30"><text:span text:style-name="T55">opérateurs arithmétiques </text:span><text:span text:style-name="T28">: </text:span><text:span text:style-name="T27">+ </text:span><text:span text:style-name="T30">(add), – (substract), * (multiply), / (divide), % (modulo)</text:span></text:p>
        </text:list-item>
      </text:list>
      <text:p text:style-name="P10"/>
      <text:list xml:id="list131532312738953" text:continue-numbering="true" text:style-name="L4">
        <text:list-item>
          <text:p text:style-name="P30"><text:span text:style-name="T55">opérateurs de comparaison </text:span><text:span text:style-name="T28">: =, &lt;, &gt;, ≥, ≤, &lt;&gt; (différent de)</text:span></text:p>
        </text:list-item>
      </text:list>
      <text:p text:style-name="P11"/>
      <text:list xml:id="list131532256662692" text:continue-numbering="true" text:style-name="L4">
        <text:list-item>
          <text:p text:style-name="P23"><text:span text:style-name="T55">compound operators </text:span><text:span text:style-name="T26">(//python)</text:span><text:span text:style-name="T55"> </text:span><text:span text:style-name="T28">: += </text:span><text:span text:style-name="T26">(add equals)</text:span><text:span text:style-name="T28">, -= </text:span><text:span text:style-name="T26">(substract equals)</text:span><text:span text:style-name="T28">, *= </text:span><text:span text:style-name="T26">(multiply equals)</text:span><text:span text:style-name="T28">, /= </text:span><text:span text:style-name="T26">(divide equals)</text:span><text:span text:style-name="T28">, %= </text:span><text:span text:style-name="T26">(modulo equals)</text:span><text:span text:style-name="T28">, &amp;= </text:span><text:span text:style-name="T26">(bitwise and equals)</text:span><text:span text:style-name="T28">, ^-= </text:span><text:span text:style-name="T26">(bitwise exclusive equals)</text:span><text:span text:style-name="T28">, |*= </text:span><text:span text:style-name="T26">(bitwise or equals)</text:span></text:p>
        </text:list-item>
      </text:list>
      <text:p text:style-name="P12"/>
      <text:list xml:id="list131533757867658" text:continue-numbering="true" text:style-name="L4">
        <text:list-item>
          <text:p text:style-name="P23"><text:span text:style-name="T55">opérateurs logiques </text:span><text:span text:style-name="T28">: ALL, AND, ANY, </text:span><text:span text:style-name="T26">BETWEEN</text:span><text:span text:style-name="T28">, EXISTS, </text:span><text:span text:style-name="T29">IN</text:span><text:span text:style-name="T26">, IS, LIKE</text:span><text:span text:style-name="T28">, NOT, OR, SOME</text:span></text:p>
          <text:list>
            <text:list-item>
              <text:p text:style-name="P30"><text:span text:style-name="T55">IS</text:span><text:span text:style-name="T28"> : </text:span><text:span text:style-name="T26">opérateur boléen</text:span><text:span text:style-name="T28"> (teste si une clause est True=1 ou False=0). </text:span><text:span text:style-name="T34">O</text:span><text:span text:style-name="T31">n utilise ‘IS’ que pour ‘IS NULL’ ou ‘IS NOT NULL’ ; sinon, utiliser ‘EQUALS’ ; </text:span><text:span text:style-name="T58">IS NOT</text:span><text:span text:style-name="T35"> = inverse de IS</text:span></text:p>
            </text:list-item>
            <text:list-item>
              <text:p text:style-name="P30"><text:span text:style-name="T56">LIKE</text:span><text:span text:style-name="T29"> : True if the operand is equal to one of a list of expressions. Permet de rentrer des arguments de manière +souple que ‘IS’ ou ‘=’ </text:span><text:span text:style-name="T32">avec une chaîne de caractères, </text:span><text:span text:style-name="T34">en utilisant ‘%’</text:span></text:p>
            </text:list-item>
            <text:list-item>
              <text:p text:style-name="P30"><text:span text:style-name="T57">BETWEEN</text:span><text:span text:style-name="T33"> : utilisé avec ‘</text:span><text:span text:style-name="T57">AND</text:span><text:span text:style-name="T33">’, permet de traiter des plages de caractères ; </text:span><text:span text:style-name="T34">inclut les bornes</text:span></text:p>
            </text:list-item>
            <text:list-item>
              <text:p text:style-name="P43"><text:span text:style-name="T69">N</text:span><text:span text:style-name="T68">OT, AND, OR </text:span><text:span text:style-name="T13">: non, et, ou, assez logiquement</text:span></text:p>
            </text:list-item>
          </text:list>
        </text:list-item>
      </text:list>
      <text:p text:style-name="P13"/>
      <text:list xml:id="list131533663015422" text:continue-numbering="true" text:style-name="L4">
        <text:list-item>
          <text:p text:style-name="P43"><text:span text:style-name="T68">opérateur de concaténation </text:span><text:span text:style-name="T13">: ‘||’ : permet de lier 2 arguments ensembles dans les résultats</text:span></text:p>
        </text:list-item>
      </text:list>
      <text:p text:style-name="P13"/>
      <text:p text:style-name="P13"/>
      <text:p text:style-name="P13"/>
      <text:p text:style-name="P4"><text:span text:style-name="T83">jointures </text:span><text:span text:style-name="T13">: requêter sur 2+ tables = faire une jointure ; par défaut, une jointure retourne le </text:span><text:span text:style-name="T68">produit cartésien </text:span><text:span text:style-name="T13">des tables =&gt; il faut filtrer le </text:span><text:span text:style-name="T68">produit cartésien</text:span><text:span text:style-name="T13"> en croisant la clé primaire d’une table avec une clé étrangère</text:span></text:p>
      <text:p text:style-name="P14"/>
      <text:list xml:id="list1679168462" text:style-name="L5">
        <text:list-item>
          <text:p text:style-name="P31"><text:span text:style-name="T62">JOIN – </text:span><text:span text:style-name="T59">équijointure / inner join / </text:span><text:span text:style-name="T60">jointure interne / jointure naturelle</text:span><text:span text:style-name="T59"> </text:span><text:span text:style-name="T37">:</text:span></text:p>
          <text:list>
            <text:list-item>
              <text:p text:style-name="P31"><text:span text:style-name="T61">intersection de A+B</text:span><text:span text:style-name="T38"> ; </text:span><text:span text:style-name="T37">jointure de base, où clé d’une table = clé extérieure d’une autre ta</text:span><text:span text:style-name="T39">ble</text:span></text:p>
            </text:list-item>
            <text:list-item>
              <text:p text:style-name="P44"><text:span text:style-name="T72">s</text:span><text:span text:style-name="T68">yntaxe </text:span><text:span text:style-name="T13">: différentes manières d’écrire, plus ou moins sexy :</text:span></text:p>
              <text:list>
                <text:list-item>
                  <text:p text:style-name="P44"><text:span text:style-name="T40">avec </text:span><text:span text:style-name="T78">INNER JOIN...</text:span><text:span text:style-name="T77">ON</text:span><text:span text:style-name="T40"> </text:span><text:span text:style-name="T41">(le mieux)</text:span><text:span text:style-name="T77"> </text:span><text:span text:style-name="T40">:</text:span></text:p>
                  <text:list>
                    <text:list-item>
                      <text:p text:style-name="P35">SELECT [attributs] FROM table1 <text:span text:style-name="T86">INNER </text:span>JOIN <text:s/>table2 ON [clause de contrainte]</text:p>
                    </text:list-item>
                  </text:list>
                </text:list-item>
                <text:list-item>
                  <text:p text:style-name="P31"><text:span text:style-name="T40">avec </text:span><text:span text:style-name="T77">INNER JOIN … USING</text:span><text:span text:style-name="T40"> si les 2 attributs d’identifiant à matcher sur les 2 tables ont le même nom :</text:span></text:p>
                  <text:list>
                    <text:list-item>
                      <text:p text:style-name="P44"><text:span text:style-name="T13">SELECT [attributs] FROM table1 INNER JOIN table2 USING(</text:span><text:span text:style-name="T40">nom_</text:span><text:span text:style-name="T13">i</text:span><text:span text:style-name="T40">dentifiant)</text:span></text:p>
                    </text:list-item>
                  </text:list>
                </text:list-item>
                <text:list-item>
                  <text:p text:style-name="P44"><text:span text:style-name="T40">avec </text:span><text:span text:style-name="T77">WHERE </text:span><text:span text:style-name="T40">:</text:span></text:p>
                  <text:list>
                    <text:list-item>
                      <text:p text:style-name="P36"><text:soft-page-break/>SELECT [attributs des 2 tables à afficher] FROM table1 JOIN table2 WHERE [clause de contrainte]</text:p>
                    </text:list-item>
                  </text:list>
                </text:list-item>
                <text:list-item>
                  <text:p text:style-name="P45"><text:span text:style-name="T13">avec </text:span><text:span text:style-name="T76">NATURAL JOIN</text:span><text:span text:style-name="T13"> si les 2 attributs d’identifiant à matcher sur les 2 tables ont le même nom :</text:span></text:p>
                  <text:list>
                    <text:list-item>
                      <text:p text:style-name="P36">SELECT [attributs] FROM table1 NATURAL JOIN table2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131532363499656" text:continue-numbering="true" text:style-name="L5">
        <text:list-item>
          <text:p text:style-name="P45"><text:span text:style-name="T75">LEFT JOIN – </text:span><text:span text:style-name="T68">jointure gauche </text:span><text:span text:style-name="T13">: </text:span></text:p>
          <text:list>
            <text:list-item>
              <text:p text:style-name="P45"><text:span text:style-name="T74">A + intersection de A+B</text:span><text:span text:style-name="T38"> ; </text:span><text:span text:style-name="T13">toutes les données de table1 avec quand c’est possible les données supplémentaires de la table2</text:span></text:p>
            </text:list-item>
            <text:list-item>
              <text:p text:style-name="P45"><text:span text:style-name="T68">syntaxe </text:span><text:span text:style-name="T13">: </text:span><text:span text:style-name="T42">SELECT [attributs] FROM table1 LEFT JOIN table2 </text:span><text:span text:style-name="T41">[</text:span><text:span text:style-name="T42">USING(nom_identifiant) / </text:span><text:span text:style-name="T41">ON / WHERE]</text:span></text:p>
            </text:list-item>
          </text:list>
        </text:list-item>
      </text:list>
      <text:p text:style-name="P14"/>
      <text:list xml:id="list131533268491223" text:continue-numbering="true" text:style-name="L5">
        <text:list-item>
          <text:p text:style-name="P46"><text:span text:style-name="T75">RIGHT JOIN – </text:span><text:span text:style-name="T68">jointure droite </text:span><text:span text:style-name="T13">: </text:span></text:p>
          <text:list>
            <text:list-item>
              <text:p text:style-name="P46"><text:span text:style-name="T74">B + intersection de A+B</text:span><text:span text:style-name="T38"> ;</text:span><text:span text:style-name="T74"> </text:span><text:span text:style-name="T13">toutes les données de table2 avec quand c’est possible les données supplémentaires de table1</text:span></text:p>
            </text:list-item>
            <text:list-item>
              <text:p text:style-name="P31"><text:span text:style-name="T63">syntaxe </text:span><text:span text:style-name="T40">: </text:span><text:span text:style-name="T42">SELECT [attributs] FROM table1 RIGHT JOIN table2 </text:span><text:span text:style-name="T41">[</text:span><text:span text:style-name="T42">USING / </text:span><text:span text:style-name="T41">ON / WHERE]</text:span></text:p>
            </text:list-item>
            <text:list-item>
              <text:p text:style-name="P46"><text:span text:style-name="T68">pas implémentée en SQLite </text:span><text:span text:style-name="T75">=&gt; </text:span><text:span text:style-name="T41">dans SQLite, </text:span><text:span text:style-name="T13">LEFT JOIN = miroir de RIGHT JOIN : FROM table1 LEFT JOIN table2 = FROM table2 RIGHT JOIN table1</text:span></text:p>
            </text:list-item>
            <text:list-item>
              <text:p text:style-name="P45"><text:span text:style-name="T73">exemple </text:span><text:span text:style-name="T42">: </text:span><text:span text:style-name="T13">table1=prénoms, table2=noms =&gt; retourner tous les </text:span><text:span text:style-name="T42">noms</text:span><text:span text:style-name="T13"> de la table</text:span><text:span text:style-name="T42">2</text:span><text:span text:style-name="T13"> avec quand c’est possible, les </text:span><text:span text:style-name="T42">prénoms</text:span><text:span text:style-name="T13"> de la table</text:span><text:span text:style-name="T42">1</text:span></text:p>
            </text:list-item>
          </text:list>
        </text:list-item>
      </text:list>
      <text:p text:style-name="P15"/>
      <text:list xml:id="list131532425714875" text:continue-numbering="true" text:style-name="L5">
        <text:list-item>
          <text:p text:style-name="P31"><text:span text:style-name="T62">FULL JOIN – </text:span><text:span text:style-name="T64">jointure totale </text:span><text:span text:style-name="T43">: </text:span></text:p>
          <text:list>
            <text:list-item>
              <text:p text:style-name="P31"><text:span text:style-name="T61">A+B sans doublons </text:span><text:span text:style-name="T38">; </text:span><text:span text:style-name="T43">combiner les résultats des 2 tables, les associer entre eux grâce à une condition et remplir avec des valeurs NULL si la condition n’est pas respectée</text:span></text:p>
            </text:list-item>
            <text:list-item>
              <text:p text:style-name="P31"><text:span text:style-name="T64">s</text:span><text:span text:style-name="T65">yntaxe </text:span><text:span text:style-name="T44">: </text:span><text:span text:style-name="T13">SELECT </text:span><text:span text:style-name="T44">[attributs] </text:span>FROM table1 FULL JOIN table2 ON table1.id = table2.id</text:p>
            </text:list-item>
            <text:list-item>
              <text:p text:style-name="P39">pas implémentée dans SQLite<text:span text:style-name="T5"> </text:span><text:span text:style-name="T6">=&gt; il faut joindre 2 LEFT JOIN en miroir avec UNION : table1 LEFT JOIN table2 UNION table2 LEFT JOIN table1</text:span></text:p>
            </text:list-item>
          </text:list>
        </text:list-item>
      </text:list>
      <text:p text:style-name="P37"/>
      <text:p text:style-name="P37"/>
      <text:p text:style-name="P37"/>
      <text:p text:style-name="P37"/>
      <text:p text:style-name="P20">fonctions d’aggrégation</text:p>
      <text:p text:style-name="P17">permettent d’exprimer des conditions sur des groupes de lignes et de constituer le résultat :</text:p>
      <text:list xml:id="list2729172761" text:style-name="L6">
        <text:list-item>
          <text:p text:style-name="P38">‘COUNT()’ – compte le nombre de lignes</text:p>
        </text:list-item>
        <text:list-item>
          <text:p text:style-name="P38">‘AVG()’ – calcule la moyenne de l’expression</text:p>
        </text:list-item>
        <text:list-item>
          <text:p text:style-name="P38">‘MIN()’ – calcule la valeur minimale de l’expression</text:p>
        </text:list-item>
        <text:list-item>
          <text:p text:style-name="P38">‘MAX()’ calcule la valeur maximale de l’expression</text:p>
        </text:list-item>
        <text:list-item>
          <text:p text:style-name="P38">‘SUM()’ – calcule l’addition de la totalité des résultats</text:p>
        </text:list-item>
      </text:list>
      <text:p text:style-name="P17"/>
      <text:p text:style-name="P17"/>
      <text:p text:style-name="P17"/>
      <text:p text:style-name="P6"><text:span text:style-name="T81">l</text:span><text:span text:style-name="T80">es wildcards </text:span><text:span text:style-name="T82">(euuuuuh, ce qui est en italique fonctionne)</text:span><text:span text:style-name="T79"> </text:span><text:span text:style-name="T13">:</text:span><text:span text:style-name="T85"> </text:span></text:p>
      <text:p text:style-name="P49"><text:span text:style-name="T1"><text:tab/>* </text:span><text:span text:style-name="T2">: un ou plusieurs caractères inconnus</text:span></text:p>
      <text:p text:style-name="P49"><text:span text:style-name="T1"><text:tab/>_ </text:span><text:span text:style-name="T2">: un seul caractère inconnu</text:span></text:p>
      <text:p text:style-name="P49"><text:span text:style-name="T1"><text:tab/>[] </text:span><text:span text:style-name="T2">: représente l’un des caractères parmi tous ceux qui sont indiqués entre crochets. Exemple : [aA] permet de rendre le « a » case insensitive</text:span></text:p>
      <text:p text:style-name="P49"><text:span text:style-name="T1"><text:tab/>! </text:span><text:span text:style-name="T2">: exclut les caractères spécifiés entre crochets. Exemple : [!oa] excluera ‘o’ et ‘a’ </text:span></text:p>
      <text:p text:style-name="P49"><text:span text:style-name="T1"><text:tab/>- </text:span><text:span text:style-name="T2">: représente un caract parmi une plage de caractères entre crochets. Exemple [a-t]</text:span></text:p>
      <text:p text:style-name="P49"><text:span text:style-name="T1"><text:tab/>#</text:span><text:span text:style-name="T2"> : représente un chiffre. Exemple 2#5 retourne tous les nombres entre 205 et 295</text:span></text:p>
      <text:p text:style-name="P3"><text:span text:style-name="T13"><text:tab/></text:span><text:span text:style-name="T71">% (ne fonctionne qu’avec ‘LIKE’) </text:span><text:span text:style-name="T36">: représente un ou plusieurs caractères inconnus.</text:span></text:p>
      <text:p text:style-name="P1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2:25:44.680970891</meta:creation-date>
    <dc:date>2021-11-22T13:15:31.552627637</dc:date>
    <meta:editing-duration>PT4H13M1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89" meta:word-count="1402" meta:character-count="8052" meta:non-whitespace-character-count="6778"/>
  </office:meta>
</office:document-meta>
</file>